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1" style:family="table-row">
      <style:table-row-properties style:min-row-height="0.3125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5824" officeooo:paragraph-rsid="00125824"/>
    </style:style>
    <style:style style:name="P2" style:family="paragraph" style:parent-style-name="Standard">
      <style:text-properties officeooo:rsid="001395c7" officeooo:paragraph-rsid="001395c7"/>
    </style:style>
    <style:style style:name="P3" style:family="paragraph" style:parent-style-name="Standard">
      <style:text-properties officeooo:rsid="0014561e" officeooo:paragraph-rsid="0014561e"/>
    </style:style>
    <style:style style:name="P4" style:family="paragraph" style:parent-style-name="Standard">
      <style:text-properties officeooo:rsid="00154f0e" officeooo:paragraph-rsid="00154f0e"/>
    </style:style>
    <style:style style:name="P5" style:family="paragraph" style:parent-style-name="Standard">
      <style:text-properties fo:color="#0066b3" officeooo:rsid="00154f0e" officeooo:paragraph-rsid="00154f0e"/>
    </style:style>
    <style:style style:name="P6" style:family="paragraph" style:parent-style-name="Standard">
      <style:text-properties officeooo:rsid="0015acb4" officeooo:paragraph-rsid="0015acb4"/>
    </style:style>
    <style:style style:name="P7" style:family="paragraph" style:parent-style-name="Standard">
      <style:text-properties fo:color="#000000" officeooo:rsid="0018a92d" officeooo:paragraph-rsid="0018a92d"/>
    </style:style>
    <style:style style:name="P8" style:family="paragraph" style:parent-style-name="Standard">
      <style:text-properties fo:color="#000000" officeooo:rsid="001a865c" officeooo:paragraph-rsid="001a865c"/>
    </style:style>
    <style:style style:name="P9" style:family="paragraph" style:parent-style-name="Standard">
      <style:text-properties fo:color="#000000" officeooo:rsid="001e73eb" officeooo:paragraph-rsid="001e73eb"/>
    </style:style>
    <style:style style:name="P10" style:family="paragraph" style:parent-style-name="Standard">
      <style:text-properties fo:color="#000000" officeooo:rsid="002070f8" officeooo:paragraph-rsid="0020c2d1"/>
    </style:style>
    <style:style style:name="P11" style:family="paragraph" style:parent-style-name="Standard">
      <style:text-properties fo:color="#000000" officeooo:rsid="002070f8" officeooo:paragraph-rsid="002480be"/>
    </style:style>
    <style:style style:name="P12" style:family="paragraph" style:parent-style-name="Standard">
      <style:text-properties fo:color="#000000" officeooo:rsid="002070f8" officeooo:paragraph-rsid="002070f8"/>
    </style:style>
    <style:style style:name="P13" style:family="paragraph" style:parent-style-name="Standard">
      <style:text-properties fo:color="#000000" officeooo:rsid="002480be" officeooo:paragraph-rsid="002480be"/>
    </style:style>
    <style:style style:name="P14" style:family="paragraph" style:parent-style-name="Standard">
      <style:text-properties fo:color="#000000" officeooo:rsid="002480be" officeooo:paragraph-rsid="0020c2d1"/>
    </style:style>
    <style:style style:name="P15" style:family="paragraph" style:parent-style-name="Standard">
      <style:text-properties fo:color="#000000" officeooo:rsid="00266e61" officeooo:paragraph-rsid="00266e61"/>
    </style:style>
    <style:style style:name="P16" style:family="paragraph" style:parent-style-name="Standard">
      <style:text-properties fo:color="#000000" officeooo:rsid="00269aed" officeooo:paragraph-rsid="00269aed"/>
    </style:style>
    <style:style style:name="P17" style:family="paragraph" style:parent-style-name="Standard">
      <style:text-properties fo:color="#000000" officeooo:rsid="002bec75" officeooo:paragraph-rsid="002bec75"/>
    </style:style>
    <style:style style:name="P18" style:family="paragraph" style:parent-style-name="Standard">
      <style:text-properties fo:color="#000000" fo:font-weight="bold" officeooo:rsid="00333f01" officeooo:paragraph-rsid="00333f01" style:font-weight-asian="bold" style:font-weight-complex="bold"/>
    </style:style>
    <style:style style:name="P19" style:family="paragraph" style:parent-style-name="Standard">
      <style:text-properties fo:color="#000000" officeooo:rsid="0034f3d3" officeooo:paragraph-rsid="0034f3d3"/>
    </style:style>
    <style:style style:name="P20" style:family="paragraph" style:parent-style-name="Standard">
      <style:text-properties fo:color="#000000" officeooo:rsid="0036916b" officeooo:paragraph-rsid="0036916b"/>
    </style:style>
    <style:style style:name="P21" style:family="paragraph" style:parent-style-name="Standard">
      <style:text-properties fo:color="#000000" officeooo:rsid="0039bc9e" officeooo:paragraph-rsid="0039bc9e"/>
    </style:style>
    <style:style style:name="P22" style:family="paragraph" style:parent-style-name="Standard">
      <style:text-properties officeooo:rsid="00205ef4" officeooo:paragraph-rsid="00205ef4"/>
    </style:style>
    <style:style style:name="P23" style:family="paragraph" style:parent-style-name="Standard">
      <style:text-properties officeooo:paragraph-rsid="00205ef4"/>
    </style:style>
    <style:style style:name="P24" style:family="paragraph" style:parent-style-name="Table_20_Contents">
      <style:text-properties officeooo:rsid="00269aed" officeooo:paragraph-rsid="00269aed"/>
    </style:style>
    <style:style style:name="P25" style:family="paragraph" style:parent-style-name="Table_20_Contents">
      <style:text-properties officeooo:rsid="002812f9" officeooo:paragraph-rsid="002812f9"/>
    </style:style>
    <style:style style:name="P26" style:family="paragraph" style:parent-style-name="Table_20_Contents">
      <style:text-properties fo:font-weight="bold" officeooo:rsid="00266e61" officeooo:paragraph-rsid="00266e61" style:font-weight-asian="bold" style:font-weight-complex="bold"/>
    </style:style>
    <style:style style:name="P27" style:family="paragraph" style:parent-style-name="Table_20_Contents">
      <style:text-properties fo:font-weight="bold" officeooo:rsid="00291d93" officeooo:paragraph-rsid="00291d93" style:font-weight-asian="bold" style:font-weight-complex="bold"/>
    </style:style>
    <style:style style:name="P28" style:family="paragraph" style:parent-style-name="Table_20_Contents">
      <style:text-properties officeooo:rsid="00291d93" officeooo:paragraph-rsid="00291d93"/>
    </style:style>
    <style:style style:name="P29" style:family="paragraph" style:parent-style-name="Table_20_Contents">
      <style:text-properties officeooo:rsid="0029786d" officeooo:paragraph-rsid="0029786d"/>
    </style:style>
    <style:style style:name="P30" style:family="paragraph" style:parent-style-name="Table_20_Contents">
      <style:text-properties officeooo:rsid="0029e90b" officeooo:paragraph-rsid="0029e90b"/>
    </style:style>
    <style:style style:name="P31" style:family="paragraph" style:parent-style-name="Table_20_Contents">
      <style:text-properties officeooo:rsid="002a7a02" officeooo:paragraph-rsid="002a7a02"/>
    </style:style>
    <style:style style:name="P32" style:family="paragraph" style:parent-style-name="Table_20_Contents">
      <style:text-properties officeooo:rsid="002b6200" officeooo:paragraph-rsid="002b6200"/>
    </style:style>
    <style:style style:name="P33" style:family="paragraph" style:parent-style-name="Table_20_Contents">
      <style:text-properties officeooo:rsid="002bec75" officeooo:paragraph-rsid="002bec75"/>
    </style:style>
    <style:style style:name="P34" style:family="paragraph" style:parent-style-name="Table_20_Contents">
      <style:text-properties officeooo:rsid="002ca530" officeooo:paragraph-rsid="002ca530"/>
    </style:style>
    <style:style style:name="P35" style:family="paragraph" style:parent-style-name="Table_20_Contents">
      <style:text-properties officeooo:rsid="002e2bfa" officeooo:paragraph-rsid="002e2bfa"/>
    </style:style>
    <style:style style:name="P36" style:family="paragraph" style:parent-style-name="Table_20_Contents">
      <style:text-properties officeooo:rsid="0030cc79" officeooo:paragraph-rsid="0030cc79"/>
    </style:style>
    <style:style style:name="P37" style:family="paragraph" style:parent-style-name="Table_20_Contents">
      <style:text-properties officeooo:rsid="0032619c" officeooo:paragraph-rsid="0032619c"/>
    </style:style>
    <style:style style:name="P38" style:family="paragraph" style:parent-style-name="Table_20_Contents">
      <style:text-properties officeooo:rsid="0036916b" officeooo:paragraph-rsid="0036916b"/>
    </style:style>
    <style:style style:name="P39" style:family="paragraph" style:parent-style-name="Table_20_Contents">
      <style:text-properties officeooo:rsid="0037dd0a" officeooo:paragraph-rsid="0037dd0a"/>
    </style:style>
    <style:style style:name="P40" style:family="paragraph" style:parent-style-name="Table_20_Contents">
      <style:text-properties officeooo:rsid="00388bbf" officeooo:paragraph-rsid="00388bbf"/>
    </style:style>
    <style:style style:name="P41" style:family="paragraph" style:parent-style-name="Table_20_Contents">
      <style:text-properties officeooo:rsid="00395e59" officeooo:paragraph-rsid="00395e59"/>
    </style:style>
    <style:style style:name="P42" style:family="paragraph" style:parent-style-name="Preformatted_20_Text">
      <style:text-properties fo:color="#000000" officeooo:rsid="002bec75" officeooo:paragraph-rsid="002bec75"/>
    </style:style>
    <style:style style:name="P43" style:family="paragraph" style:parent-style-name="Standard">
      <style:text-properties fo:color="#000000" officeooo:rsid="002bec75" officeooo:paragraph-rsid="002bec75"/>
    </style:style>
    <style:style style:name="P44" style:family="paragraph" style:parent-style-name="Standard">
      <style:text-properties officeooo:rsid="00125824" officeooo:paragraph-rsid="00125824"/>
    </style:style>
    <style:style style:name="P45" style:family="paragraph" style:parent-style-name="Standard">
      <style:text-properties officeooo:rsid="003c611f" officeooo:paragraph-rsid="003c611f"/>
    </style:style>
    <style:style style:name="T1" style:family="text">
      <style:text-properties officeooo:rsid="001bc15f"/>
    </style:style>
    <style:style style:name="T2" style:family="text">
      <style:text-properties officeooo:rsid="00205ef4"/>
    </style:style>
    <style:style style:name="T3" style:family="text">
      <style:text-properties officeooo:rsid="00269aed"/>
    </style:style>
    <style:style style:name="T4" style:family="text">
      <style:text-properties officeooo:rsid="002812f9"/>
    </style:style>
    <style:style style:name="T5" style:family="text">
      <style:text-properties officeooo:rsid="00291d93"/>
    </style:style>
    <style:style style:name="T6" style:family="text">
      <style:text-properties officeooo:rsid="0029786d"/>
    </style:style>
    <style:style style:name="T7" style:family="text">
      <style:text-properties officeooo:rsid="002a7a02"/>
    </style:style>
    <style:style style:name="T8" style:family="text">
      <style:text-properties officeooo:rsid="002b6200"/>
    </style:style>
    <style:style style:name="T9" style:family="text">
      <style:text-properties officeooo:rsid="003000d1"/>
    </style:style>
    <style:style style:name="T10" style:family="text">
      <style:text-properties officeooo:rsid="0030cc79"/>
    </style:style>
    <style:style style:name="T11" style:family="text">
      <style:text-properties officeooo:rsid="0037dd0a"/>
    </style:style>
    <style:style style:name="T12" style:family="text">
      <style:text-properties officeooo:rsid="0039bc9e"/>
    </style:style>
    <style:style style:name="T13" style:family="text">
      <style:text-properties officeooo:rsid="003d29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Variabelen beschikbaar:</text:p>
      <text:p text:style-name="P45">- Stock prices (2012 – nu)</text:p>
      <text:p text:style-name="P45">- <text:span text:style-name="T13">Voorspelling adhv timeseries (afgelopen 427 dagen)</text:span></text:p>
      <text:p text:style-name="P45">- Stock metrics (nu)</text:p>
      <text:p text:style-name="P45">- Nieuws sentiment <text:span text:style-name="T13">in artikelen</text:span> (nu)</text:p>
      <text:p text:style-name="P45">- <text:span text:style-name="T13">Nieuws sentiment headlines (afgelopen 9 dagen)</text:span></text:p>
      <text:p text:style-name="P45">- <text:span text:style-name="T13">Google trends (2015-nu, wekelijks)</text:span></text:p>
      <text:p text:style-name="P45"/>
      <text:p text:style-name="P45">TO DO:</text:p>
      <text:p text:style-name="P45">- <text:span text:style-name="T13">R functie in Python krijgen</text:span></text:p>
      <text:p text:style-name="P45">- Ophalen stock metrics history</text:p>
      <text:p text:style-name="P45">- <text:span text:style-name="T13">Uitzoeken welke zoekopdrachten leidden tot neergaande trend (wikipedia)</text:span></text:p>
      <text:p text:style-name="P45">- Vergelijken van iedere losse variabele met de verandering van de stock prices. Onderzoeken over welke tijd iedere variabele het beste voorspelt.</text:p>
      <text:p text:style-name="P45">- Combineren van alle variabelen gekoppeld aan de datum waarvoor het beste voorspelt werd</text:p>
      <text:p text:style-name="P45">- Resultaten uitzoeken</text:p>
      <text:p text:style-name="P45"/>
      <text:p text:style-name="P1"/>
      <text:p text:style-name="P1">Steps towards predicting stock prices:</text:p>
      <text:p text:style-name="P1"/>
      <text:p text:style-name="P1">1. Watch video: https://youtu.be/QIUxPv5PJOY</text:p>
      <text:p text:style-name="P1"/>
      <text:p text:style-name="P1">2. Read paper towardsscience and understand the code and be able to use it for the specific data.</text:p>
      <text:p text:style-name="P1"><text:a xlink:type="simple" xlink:href="https://towardsdatascience.com/getting-rich-quick-with-machine-learning-and-stock-market-predictions-696802da94fe" text:style-name="Internet_20_link" text:visited-style-name="Visited_20_Internet_20_Link">https://towardsdatascience.com/getting-rich-quick-with-machine-learning-and-stock-market-predictions-696802da94fe</text:a></text:p>
      <text:p text:style-name="P1"/>
      <text:p text:style-name="P1">3. Read/Learn book Time Series</text:p>
      <text:p text:style-name="P1"/>
      <text:p text:style-name="P1">4. Learn about LSTM (Type of Neural Network)</text:p>
      <text:p text:style-name="P1"/>
      <text:p text:style-name="P1">5. Learn how trading exactly works</text:p>
      <text:p text:style-name="P1"/>
      <text:p text:style-name="P1">6. Learn how web scraping works for (real-time) stock prices</text:p>
      <text:p text:style-name="P1"/>
      <text:p text:style-name="P1">7. Create an algorithm which is able to give a prediction about the change and a certain confidence about that change. Determine the best profit/confidence ratio.</text:p>
      <text:p text:style-name="P1"/>
      <text:p text:style-name="P22">NOTES;</text:p>
      <text:p text:style-name="P23"><text:span text:style-name="T2">API KEY AlphaVantage: </text:span>YT5YAPB532G3OSZE</text:p>
      <text:p text:style-name="P1"/>
      <text:p text:style-name="P1"/>
      <text:p text:style-name="P2">LSTM: Long Short Term Network, feedback connections, niet alleen enkele datapunten maar ook feeds/videos</text:p>
      <text:p text:style-name="P2"/>
      <text:p text:style-name="P6">Aangezien de history dagen voor iedere nieuwe dag dienen worden meegenomen bestaat de x set voor iedere output y uit een array van 60 verschillende history waardes.</text:p>
      <text:p text:style-name="P2"/>
      <text:p text:style-name="P2"/>
      <text:p text:style-name="P3">Sources</text:p>
      <text:p text:style-name="P3"/>
      <text:p text:style-name="P3">1. Information about how to import historical data of stock prices</text:p>
      <text:p text:style-name="P3"><text:a xlink:type="simple" xlink:href="https://pandas-datareader.readthedocs.io/en/latest/remote_data.html" text:style-name="Internet_20_link" text:visited-style-name="Visited_20_Internet_20_Link">https://pandas-datareader.readthedocs.io/en/latest/remote_data.html</text:a></text:p>
      <text:p text:style-name="P3"><text:soft-page-break/></text:p>
      <text:p text:style-name="P4">Gives access to all sorts of stock data:</text:p>
      <text:p text:style-name="P5">In code: </text:p>
      <text:p text:style-name="P5">import pandas_datareader as web</text:p>
      <text:p text:style-name="P5">web.DataReader(‘stock type’, ‘name of provider’, ‘desired start date’, desired end date’)</text:p>
      <text:p text:style-name="P5"/>
      <text:p text:style-name="P7">2. <text:a xlink:type="simple" xlink:href="https://finance.zacks.com/factors-determine-price-stocks-2313.html" text:style-name="Internet_20_link" text:visited-style-name="Visited_20_Internet_20_Link">https://finance.zacks.com/factors-determine-price-stocks-2313.html</text:a></text:p>
      <text:p text:style-name="P7"/>
      <text:p text:style-name="P9">3. Informatie over hoe opties precies werken</text:p>
      <text:p text:style-name="P9"><text:a xlink:type="simple" xlink:href="https://www.degiro.nl/producten/wat-zijn-opties/" text:style-name="Internet_20_link" text:visited-style-name="Visited_20_Internet_20_Link">https://www.degiro.nl/producten/wat-zijn-opties/</text:a></text:p>
      <text:p text:style-name="P7"/>
      <text:p text:style-name="P8">TO DO:</text:p>
      <text:p text:style-name="P8">- Convert code to functions</text:p>
      <text:p text:style-name="P8">- Look into alphavantage</text:p>
      <text:p text:style-name="P8"><text:a xlink:type="simple" xlink:href="https://pandas-datareader.readthedocs.io/en/latest/remote_data.html#historical-time-series-data" text:style-name="Internet_20_link" text:visited-style-name="Visited_20_Internet_20_Link">https://pandas-datareader.readthedocs.io/en/latest/remote_data.html#historical-time-series-data</text:a></text:p>
      <text:p text:style-name="P8">- <text:span text:style-name="T1">Test over expectation for a week (or more time)</text:span></text:p>
      <text:p text:style-name="P8">- <text:span text:style-name="T1">Look at standard moments to buy/sell real time (investopedia)</text:span></text:p>
      <text:p text:style-name="P12">- Find datasets with all the economic factors</text:p>
      <text:p text:style-name="Text_20_body">Look at https://arxiv.org/pdf/1812.04199.pdf</text:p>
      <text:p text:style-name="P14">4. Retrieve google trends for each stock</text:p>
      <text:p text:style-name="P10"><text:a xlink:type="simple" xlink:href="https://seekingalpha.com/article/4191521-using-google-trends-to-predict-stocks" text:style-name="Internet_20_link" text:visited-style-name="Visited_20_Internet_20_Link">https://seekingalpha.com/article/4191521-using-google-trends-to-predict-stocks</text:a></text:p>
      <text:p text:style-name="P10"/>
      <text:p text:style-name="P13">5. Alpha Vantage Documentation</text:p>
      <text:p text:style-name="P11">https://www.alphavantage.co/documentation/</text:p>
      <text:p text:style-name="P7"/>
      <text:p text:style-name="P19">5. Web Scraping Stock News Articles</text:p>
      <text:p text:style-name="P19"><text:a xlink:type="simple" xlink:href="https://cran.r-project.org/web/packages/tm.plugin.webmining/vignettes/ShortIntro.pdf" text:style-name="Internet_20_link" text:visited-style-name="Visited_20_Internet_20_Link">https://cran.r-project.org/web/packages/tm.plugin.webmining/vignettes/ShortIntro.pdf</text:a></text:p>
      <text:p text:style-name="P19"><text:span text:style-name="T12">PATH to </text:span>http://localhost:8889/notebooks/Downloads/NTI/lab5/Lab5RhubenDenny.ipynb</text:p>
      <text:p text:style-name="P21">BEST SO FAR</text:p>
      <text:p text:style-name="P19">https://towardsdatascience.com/sentiment-analysis-of-stocks-from-financial-news-using-python-82ebdcefb638</text:p>
      <text:p text:style-name="P5"/>
      <text:p text:style-name="P13">Notes </text:p>
      <text:p text:style-name="P13"><text:a xlink:type="simple" xlink:href="https://www.youtube.com/watch?v=339AfkUQ67o" text:style-name="Internet_20_link" text:visited-style-name="Visited_20_Internet_20_Link">https://www.youtube.com/watch?v=339AfkUQ67o</text:a></text:p>
      <text:p text:style-name="P13">Bull trend is stijgend, bear trend dalend</text:p>
      <text:p text:style-name="P13"><text:a xlink:type="simple" xlink:href="https://towardsdatascience.com/google-trends-api-for-python-a84bc25db88f" text:style-name="Internet_20_link" text:visited-style-name="Visited_20_Internet_20_Link">https://towardsdatascience.com/google-trends-api-for-python-a84bc25db88f</text:a></text:p>
      <text:p text:style-name="P13"/>
      <text:p text:style-name="P13"/>
      <text:p text:style-name="P13"/>
      <text:p text:style-name="P13"/>
      <text:p text:style-name="P13"/>
      <text:p text:style-name="P18">Test Only Time Series analysis with AI</text:p>
      <text:p text:style-name="P13"/>
      <text:p text:style-name="P16">Na 427 dagen handelen <text:span text:style-name="T5">met een start budget van 1000</text:span>:</text:p>
      <text:p text:style-name="P1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6">Stock</text:p>
          </table:table-cell>
          <table:table-cell table:style-name="Table1.A1" office:value-type="string">
            <text:p text:style-name="P26">Correlation <text:span text:style-name="T5">(exp/real change)</text:span></text:p>
          </table:table-cell>
          <table:table-cell table:style-name="Table1.A1" office:value-type="string">
            <text:p text:style-name="P27">Saldo</text:p>
          </table:table-cell>
          <table:table-cell table:style-name="Table1.D1" office:value-type="string">
            <text:p text:style-name="P34">Average 20 runs</text:p>
          </table:table-cell>
        </table:table-row>
        <table:table-row>
          <table:table-cell table:style-name="Table1.A2" office:value-type="string">
            <text:p text:style-name="P24">Apple</text:p>
          </table:table-cell>
          <table:table-cell table:style-name="Table1.A2" office:value-type="string">
            <text:p text:style-name="P24">14,5%</text:p>
          </table:table-cell>
          <table:table-cell table:style-name="Table1.A2" office:value-type="string">
            <text:p text:style-name="P24">16<text:span text:style-name="T4">10</text:span></text:p>
          </table:table-cell>
          <table:table-cell table:style-name="Table1.D2" office:value-type="string">
            <text:p text:style-name="P34">1180</text:p>
          </table:table-cell>
        </table:table-row>
        <table:table-row>
          <table:table-cell table:style-name="Table1.A2" office:value-type="string">
            <text:p text:style-name="P24">Google</text:p>
          </table:table-cell>
          <table:table-cell table:style-name="Table1.A2" office:value-type="string">
            <text:p text:style-name="P24">15,3%</text:p>
          </table:table-cell>
          <table:table-cell table:style-name="Table1.A2" office:value-type="string">
            <text:p text:style-name="P24">140<text:span text:style-name="T4">5</text:span></text:p>
          </table:table-cell>
          <table:table-cell table:style-name="Table1.D2" office:value-type="string">
            <text:p text:style-name="P35">1556</text:p>
          </table:table-cell>
        </table:table-row>
        <table:table-row>
          <table:table-cell table:style-name="Table1.A2" office:value-type="string">
            <text:p text:style-name="Table_20_Contents">M<text:span text:style-name="T3">icrosoft</text:span></text:p>
          </table:table-cell>
          <table:table-cell table:style-name="Table1.A2" office:value-type="string">
            <text:p text:style-name="P24">16,6%</text:p>
          </table:table-cell>
          <table:table-cell table:style-name="Table1.A2" office:value-type="string">
            <text:p text:style-name="P24">1126</text:p>
          </table:table-cell>
          <table:table-cell table:style-name="Table1.D2" office:value-type="string">
            <text:p text:style-name="P36"/>
          </table:table-cell>
        </table:table-row>
        <text:soft-page-break/>
        <table:table-row>
          <table:table-cell table:style-name="Table1.A2" office:value-type="string">
            <text:p text:style-name="P25">Amazon</text:p>
          </table:table-cell>
          <table:table-cell table:style-name="Table1.A2" office:value-type="string">
            <text:p text:style-name="P25">1,42%</text:p>
          </table:table-cell>
          <table:table-cell table:style-name="Table1.A2" office:value-type="string">
            <text:p text:style-name="P25">951</text:p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5">Facebook</text:p>
          </table:table-cell>
          <table:table-cell table:style-name="Table1.A2" office:value-type="string">
            <text:p text:style-name="P25">6,75%</text:p>
          </table:table-cell>
          <table:table-cell table:style-name="Table1.A2" office:value-type="string">
            <text:p text:style-name="P25">1868</text:p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8">Walmart</text:p>
          </table:table-cell>
          <table:table-cell table:style-name="Table1.A2" office:value-type="string">
            <text:p text:style-name="P28">12,9%</text:p>
          </table:table-cell>
          <table:table-cell table:style-name="Table1.A2" office:value-type="string">
            <text:p text:style-name="P28">1248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>JPMorgan</text:p>
          </table:table-cell>
          <table:table-cell table:style-name="Table1.A2" office:value-type="string">
            <text:p text:style-name="P28">6,8%</text:p>
          </table:table-cell>
          <table:table-cell table:style-name="Table1.A2" office:value-type="string">
            <text:p text:style-name="P28">647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>Intel</text:p>
          </table:table-cell>
          <table:table-cell table:style-name="Table1.A2" office:value-type="string">
            <text:p text:style-name="P28">20,3%</text:p>
          </table:table-cell>
          <table:table-cell table:style-name="Table1.A2" office:value-type="string">
            <text:p text:style-name="P28">1275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>VZ Verizon Communications</text:p>
          </table:table-cell>
          <table:table-cell table:style-name="Table1.A2" office:value-type="string">
            <text:p text:style-name="P28">23%</text:p>
          </table:table-cell>
          <table:table-cell table:style-name="Table1.A2" office:value-type="string">
            <text:p text:style-name="P28">1283</text:p>
          </table:table-cell>
          <table:table-cell table:style-name="Table1.D2" office:value-type="string">
            <text:p text:style-name="P37">1468</text:p>
          </table:table-cell>
        </table:table-row>
        <table:table-row>
          <table:table-cell table:style-name="Table1.A2" office:value-type="string">
            <text:p text:style-name="P28">TSLA Tesla</text:p>
          </table:table-cell>
          <table:table-cell table:style-name="Table1.A2" office:value-type="string">
            <text:p text:style-name="Table_20_Contents">-<text:span text:style-name="T6">7,75%</text:span></text:p>
          </table:table-cell>
          <table:table-cell table:style-name="Table1.A2" office:value-type="string">
            <text:p text:style-name="P29">244</text:p>
          </table:table-cell>
          <table:table-cell table:style-name="Table1.D2" office:value-type="string">
            <text:p text:style-name="P36">232</text:p>
          </table:table-cell>
        </table:table-row>
        <table:table-row>
          <table:table-cell table:style-name="Table1.A2" office:value-type="string">
            <text:p text:style-name="P28">T AT&amp;T</text:p>
          </table:table-cell>
          <table:table-cell table:style-name="Table1.A2" office:value-type="string">
            <text:p text:style-name="P30">14,2%</text:p>
          </table:table-cell>
          <table:table-cell table:style-name="Table1.A2" office:value-type="string">
            <text:p text:style-name="P30">1499</text:p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8">NFLX</text:p>
          </table:table-cell>
          <table:table-cell table:style-name="Table1.A2" office:value-type="string">
            <text:p text:style-name="P30">4,78%</text:p>
          </table:table-cell>
          <table:table-cell table:style-name="Table1.A2" office:value-type="string">
            <text:p text:style-name="P30">1705</text:p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8">DIS Walt Disney</text:p>
          </table:table-cell>
          <table:table-cell table:style-name="Table1.A2" office:value-type="string">
            <text:p text:style-name="P30">8,24%</text:p>
          </table:table-cell>
          <table:table-cell table:style-name="Table1.A2" office:value-type="string">
            <text:p text:style-name="P30">919</text:p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8">BAC Bank Of America</text:p>
          </table:table-cell>
          <table:table-cell table:style-name="Table1.A2" office:value-type="string">
            <text:p text:style-name="P30">5,2%</text:p>
          </table:table-cell>
          <table:table-cell table:style-name="Table1.A2" office:value-type="string">
            <text:p text:style-name="P30">433</text:p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8">Cisco CSCO</text:p>
          </table:table-cell>
          <table:table-cell table:style-name="Table1.A2" office:value-type="string">
            <text:p text:style-name="P30">12,4%</text:p>
          </table:table-cell>
          <table:table-cell table:style-name="Table1.A2" office:value-type="string">
            <text:p text:style-name="P30">1540</text:p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1">Pfizer</text:p>
          </table:table-cell>
          <table:table-cell table:style-name="Table1.A2" office:value-type="string">
            <text:p text:style-name="P31">4,27%</text:p>
          </table:table-cell>
          <table:table-cell table:style-name="Table1.A2" office:value-type="string">
            <text:p text:style-name="P31">862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>Exxon Mobile</text:p>
          </table:table-cell>
          <table:table-cell table:style-name="Table1.A2" office:value-type="string">
            <text:p text:style-name="Table_20_Contents">-<text:span text:style-name="T7">1,13%</text:span></text:p>
          </table:table-cell>
          <table:table-cell table:style-name="Table1.A2" office:value-type="string">
            <text:p text:style-name="P31">670</text:p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>McDonalds</text:p>
          </table:table-cell>
          <table:table-cell table:style-name="Table1.A2" office:value-type="string">
            <text:p text:style-name="P32">5,26%</text:p>
          </table:table-cell>
          <table:table-cell table:style-name="Table1.A2" office:value-type="string">
            <text:p text:style-name="P32">1224</text:p>
          </table:table-cell>
          <table:table-cell table:style-name="Table1.D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IBM</text:p>
          </table:table-cell>
          <table:table-cell table:style-name="Table1.A2" office:value-type="string">
            <text:p text:style-name="P32">4,15%</text:p>
          </table:table-cell>
          <table:table-cell table:style-name="Table1.A2" office:value-type="string">
            <text:p text:style-name="P32">946</text:p>
          </table:table-cell>
          <table:table-cell table:style-name="Table1.D2" office:value-type="string">
            <text:p text:style-name="P32"/>
          </table:table-cell>
        </table:table-row>
        <table:table-row table:style-name="Table1.21">
          <table:table-cell table:style-name="Table1.A2" office:value-type="string">
            <text:p text:style-name="P32">Citigroup</text:p>
          </table:table-cell>
          <table:table-cell table:style-name="Table1.A2" office:value-type="string">
            <text:p text:style-name="Table_20_Contents">-<text:span text:style-name="T8">1,61%</text:span></text:p>
          </table:table-cell>
          <table:table-cell table:style-name="Table1.A2" office:value-type="string">
            <text:p text:style-name="P32">581</text:p>
          </table:table-cell>
          <table:table-cell table:style-name="Table1.D2" office:value-type="string">
            <text:p text:style-name="P32"/>
          </table:table-cell>
        </table:table-row>
        <table:table-row table:style-name="Table1.21">
          <table:table-cell table:style-name="Table1.A2" office:value-type="string">
            <text:p text:style-name="P32">Boeing Company</text:p>
          </table:table-cell>
          <table:table-cell table:style-name="Table1.A2" office:value-type="string">
            <text:p text:style-name="Table_20_Contents">-<text:span text:style-name="T8">11,6%</text:span></text:p>
          </table:table-cell>
          <table:table-cell table:style-name="Table1.A2" office:value-type="string">
            <text:p text:style-name="P32">589</text:p>
          </table:table-cell>
          <table:table-cell table:style-name="Table1.D2" office:value-type="string">
            <text:p text:style-name="P32"/>
          </table:table-cell>
        </table:table-row>
        <table:table-row table:style-name="Table1.21">
          <table:table-cell table:style-name="Table1.A2" office:value-type="string">
            <text:p text:style-name="P32">General Electric</text:p>
          </table:table-cell>
          <table:table-cell table:style-name="Table1.A2" office:value-type="string">
            <text:p text:style-name="Table_20_Contents">-<text:span text:style-name="T8">6,9%</text:span></text:p>
          </table:table-cell>
          <table:table-cell table:style-name="Table1.A2" office:value-type="string">
            <text:p text:style-name="P32">393</text:p>
          </table:table-cell>
          <table:table-cell table:style-name="Table1.D2" office:value-type="string">
            <text:p text:style-name="P32"/>
          </table:table-cell>
        </table:table-row>
        <table:table-row table:style-name="Table1.21">
          <table:table-cell table:style-name="Table1.A2" office:value-type="string">
            <text:p text:style-name="P32">F Ford</text:p>
          </table:table-cell>
          <table:table-cell table:style-name="Table1.A2" office:value-type="string">
            <text:p text:style-name="P33">2,57%</text:p>
          </table:table-cell>
          <table:table-cell table:style-name="Table1.A2" office:value-type="string">
            <text:p text:style-name="P33">95</text:p>
          </table:table-cell>
          <table:table-cell table:style-name="Table1.D2" office:value-type="string">
            <text:p text:style-name="P33"/>
          </table:table-cell>
        </table:table-row>
      </table:table>
      <text:p text:style-name="P15"/>
      <text:p text:style-name="P15"/>
      <text:p text:style-name="P20">Sentiment Analysis news articles <text:span text:style-name="T11">(+100 words) </text:span>stock AAPL:</text:p>
      <text:p text:style-name="P20"/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38">Article Num</text:p>
          </table:table-cell>
          <table:table-cell table:style-name="Table2.A1" office:value-type="string">
            <text:p text:style-name="P38">Naive Bayes</text:p>
          </table:table-cell>
          <table:table-cell table:style-name="Table2.A1" office:value-type="string">
            <text:p text:style-name="P38">SID</text:p>
          </table:table-cell>
          <table:table-cell table:style-name="Table2.D1" office:value-type="string">
            <text:p text:style-name="P38">Real</text:p>
          </table:table-cell>
        </table:table-row>
        <table:table-row>
          <table:table-cell table:style-name="Table2.A2" office:value-type="string">
            <text:p text:style-name="P38">1<text:span text:style-name="T11">7</text:span>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 (-3)</text:p>
          </table:table-cell>
          <table:table-cell table:style-name="Table2.D2" office:value-type="string">
            <text:p text:style-name="P39">0</text:p>
          </table:table-cell>
        </table:table-row>
        <table:table-row>
          <table:table-cell table:style-name="Table2.A2" office:value-type="string">
            <text:p text:style-name="P39">13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1 (+9)</text:p>
          </table:table-cell>
          <table:table-cell table:style-name="Table2.D2" office:value-type="string">
            <text:p text:style-name="P40">0</text:p>
          </table:table-cell>
        </table:table-row>
        <table:table-row>
          <table:table-cell table:style-name="Table2.A2" office:value-type="string">
            <text:p text:style-name="P39">2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1 (+29)</text:p>
          </table:table-cell>
          <table:table-cell table:style-name="Table2.D2" office:value-type="string">
            <text:p text:style-name="P41">0</text:p>
          </table:table-cell>
        </table:table-row>
        <table:table-row>
          <table:table-cell table:style-name="Table2.A2" office:value-type="string">
            <text:p text:style-name="P39">1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1 (+2)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19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1 (+44)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9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1 (+17)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14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1 (+6)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12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1 (+5)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8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1 (+2)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8">1<text:span text:style-name="T11">6</text:span>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1 (+39)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20"/>
      <text:p text:style-name="P15"/>
      <text:p text:style-name="P15"/>
      <text:p text:style-name="P15"/>
      <text:p text:style-name="P17">1042 bij spreiding </text:p>
      <text:p text:style-name="P17"/>
      <text:p text:style-name="P42"><text:span text:style-name="T9">Google 20 runs: </text:span>[1723.1337780200622, 935.167841595653, 1270.3104312489263, 2151.2630894942718, 1130.2075648069035, 1657.9265444634182, 1116.1147231383327, 1510.2223614675856, 814.2268150234078, 1777.8087976010377, 1317.5223156821487, 1727.194858038274, 916.7454216090994, 2256.272148531052, 2511.157718655385, 1782.0706021030821, 1639.5803911277026, 1427.412122404351, 1687.6019567960102, 1777.8759354980953]</text:p>
      <text:p text:style-name="P17"/>
      <text:p text:style-name="P42"><text:span text:style-name="T10">Tesla 20 runs: </text:span>[140.44852834713214, 305.7736005305009, 106.8394213124406, 545.6009787460172, 261.60478665422835, 116.60012715159397, 242.1120907751302, 125.20601346451821, 212.1095878299288, 343.0453685362375, 318.5877418388842, 256.08466131229494, 214.59135947391198, 413.19901707155094, 281.8115275464927, 179.91333001959885, 112.12992116273405, 203.02169605061925, 143.4227956495646, 119.34568857781751]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12:09:07.585982722</meta:creation-date>
    <dc:date>2020-07-08T13:13:18.248088592</dc:date>
    <meta:editing-duration>P3DT3H58M</meta:editing-duration>
    <meta:editing-cycles>9</meta:editing-cycles>
    <meta:generator>LibreOffice/6.0.7.3$Linux_X86_64 LibreOffice_project/00m0$Build-3</meta:generator>
    <meta:document-statistic meta:table-count="2" meta:image-count="0" meta:object-count="0" meta:page-count="4" meta:paragraph-count="178" meta:word-count="572" meta:character-count="4646" meta:non-whitespace-character-count="4248"/>
  </office:meta>
</office:document-meta>
</file>